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Rectang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table:formula="of:=SQRT( ([.C4]-[.C5])^2 + ([.D4]-[.D5]) ^2)" office:value-type="float" office:value="90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table:formula="of:=SQRT( ([.C5]-[.C6])^2 + ([.D5]-[.D6]) ^2)" office:value-type="float" office:value="90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00">
            <text:p>100</text:p>
          </table:table-cell>
          <table:table-cell/>
          <table:table-cell office:value-type="float" office:value="23">
            <text:p>23</text:p>
          </table:table-cell>
          <table:table-cell table:formula="of:=SQRT( ([.C6]-[.C4])^2 + ([.D6]-[.D4]) ^2)" office:value-type="float" office:value="127.279220613579">
            <text:p>127,279220613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6"/>
          <table:table-cell office:value-type="string">
            <text:p>total triangle pa</text:p>
          </table:table-cell>
          <table:table-cell/>
          <table:table-cell office:value-type="string">
            <text:p>total recta</text:p>
          </table:table-cell>
        </table:table-row>
        <table:table-row table:style-name="ro1">
          <table:table-cell table:number-columns-repeated="6"/>
          <table:table-cell table:formula="of:=SUM([.G4:.G6])" office:value-type="float" office:value="307.279220613579">
            <text:p>307,2792206136</text:p>
          </table:table-cell>
          <table:table-cell/>
          <table:table-cell table:formula="of:=2*(MAX([.C4:.C6])-MIN([.C4:.C6]))+2*(MAX([.D4:.D6])-MIN([.D4:.D6]))" office:value-type="float" office:value="360">
            <text:p>36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table:formula="of:=COMBIN([.A14];[.B14])" office:value-type="float" office:value="39711">
            <text:p>397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diff x</text:p>
          </table:table-cell>
          <table:table-cell office:value-type="string">
            <text:p>diff y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( ([.E18])^2 + ([.F18]) ^2)" office:value-type="float" office:value="2">
            <text:p>2</text:p>
          </table:table-cell>
          <table:table-cell table:formula="of:=SQRT( ([.F18])^2 + ([.E18]) ^2)" office:value-type="float" office:value="1.4142135623731">
            <text:p>1,41421356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 ([.E19])^2 + ([.F19]) ^2)" office:value-type="float" office:value="1">
            <text:p>1</text:p>
          </table:table-cell>
          <table:table-cell table:formula="of:=SQRT( ([.F19])^2 + ([.E19]) ^2)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 ([.E20])^2 + ([.F20]) ^2)" office:value-type="float" office:value="4">
            <text:p>4</text:p>
          </table:table-cell>
          <table:table-cell table:formula="of:=SQRT( ([.F20])^2 + ([.E20]) ^2)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 ([.E21])^2 + ([.F21]) ^2)" office:value-type="float" office:value="9">
            <text:p>9</text:p>
          </table:table-cell>
          <table:table-cell table:formula="of:=SQRT( ([.F21])^2 + ([.E21]) ^2)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( ([.E22])^2 + ([.F22]) ^2)" office:value-type="float" office:value="17">
            <text:p>17</text:p>
          </table:table-cell>
          <table:table-cell table:formula="of:=SQRT( ([.F22])^2 + ([.E22]) ^2)" office:value-type="float" office:value="4.12310562561766">
            <text:p>4,12310562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 ([.E23])^2 + ([.F23]) ^2)" office:value-type="float" office:value="10">
            <text:p>10</text:p>
          </table:table-cell>
          <table:table-cell table:formula="of:=SQRT( ([.F23])^2 + ([.E23]) ^2)" office:value-type="float" office:value="3.16227766016838">
            <text:p>3,16227766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( ([.E24])^2 + ([.F24]) ^2)" office:value-type="float" office:value="82">
            <text:p>82</text:p>
          </table:table-cell>
          <table:table-cell table:formula="of:=SQRT( ([.F24])^2 + ([.E24]) ^2)" office:value-type="float" office:value="9.05538513813742">
            <text:p>9,0553851381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4">
            <text:p>4</text:p>
          </table:table-cell>
          <table:table-cell table:formula="of:=( ([.E25])^2 + ([.F25]) ^2)" office:value-type="float" office:value="32">
            <text:p>32</text:p>
          </table:table-cell>
          <table:table-cell table:formula="of:=SQRT( ([.F25])^2 + ([.E25]) ^2)" office:value-type="float" office:value="5.65685424949238">
            <text:p>5,6568542495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5">
            <text:p>5</text:p>
          </table:table-cell>
          <table:table-cell table:formula="of:=( ([.E26])^2 + ([.F26]) ^2)" office:value-type="float" office:value="50">
            <text:p>50</text:p>
          </table:table-cell>
          <table:table-cell table:formula="of:=SQRT( ([.F26])^2 + ([.E26]) ^2)" office:value-type="float" office:value="7.07106781186548">
            <text:p>7,0710678119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6">
            <text:p>6</text:p>
          </table:table-cell>
          <table:table-cell table:formula="of:=( ([.E27])^2 + ([.F27]) ^2)" office:value-type="float" office:value="72">
            <text:p>72</text:p>
          </table:table-cell>
          <table:table-cell table:formula="of:=SQRT( ([.F27])^2 + ([.E27]) ^2)" office:value-type="float" office:value="8.48528137423857">
            <text:p>8,4852813742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( ([.E28])^2 + ([.F28]) ^2)" office:value-type="float" office:value="2">
            <text:p>2</text:p>
          </table:table-cell>
          <table:table-cell table:formula="of:=SQRT( ([.F28])^2 + ([.E28]) ^2)" office:value-type="float" office:value="1.4142135623731">
            <text:p>1,4142135624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( ([.E29])^2 + ([.F29]) ^2)" office:value-type="float" office:value="2">
            <text:p>2</text:p>
          </table:table-cell>
          <table:table-cell table:formula="of:=SQRT( ([.F29])^2 + ([.E29]) ^2)" office:value-type="float" office:value="1.4142135623731">
            <text:p>1,4142135624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( ([.E30])^2 + ([.F30]) ^2)" office:value-type="float" office:value="2">
            <text:p>2</text:p>
          </table:table-cell>
          <table:table-cell table:formula="of:=SQRT( ([.F30])^2 + ([.E30]) ^2)" office:value-type="float" office:value="1.4142135623731">
            <text:p>1,4142135624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( ([.E31])^2 + ([.F31]) ^2)" office:value-type="float" office:value="2">
            <text:p>2</text:p>
          </table:table-cell>
          <table:table-cell table:formula="of:=SQRT( ([.F31])^2 + ([.E31]) ^2)" office:value-type="float" office:value="1.4142135623731">
            <text:p>1,4142135624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( ([.E32])^2 + ([.F32]) ^2)" office:value-type="float" office:value="2">
            <text:p>2</text:p>
          </table:table-cell>
          <table:table-cell table:formula="of:=SQRT( ([.F32])^2 + ([.E32]) ^2)" office:value-type="float" office:value="1.4142135623731">
            <text:p>1,4142135624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( ([.E33])^2 + ([.F33]) ^2)" office:value-type="float" office:value="2">
            <text:p>2</text:p>
          </table:table-cell>
          <table:table-cell table:formula="of:=SQRT( ([.F33])^2 + ([.E33]) ^2)" office:value-type="float" office:value="1.4142135623731">
            <text:p>1,4142135624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( ([.E34])^2 + ([.F34]) ^2)" office:value-type="float" office:value="2">
            <text:p>2</text:p>
          </table:table-cell>
          <table:table-cell table:formula="of:=SQRT( ([.F34])^2 + ([.E34]) ^2)" office:value-type="float" office:value="1.4142135623731">
            <text:p>1,4142135624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( ([.E35])^2 + ([.F35]) ^2)" office:value-type="float" office:value="2">
            <text:p>2</text:p>
          </table:table-cell>
          <table:table-cell table:formula="of:=SQRT( ([.F35])^2 + ([.E35]) ^2)" office:value-type="float" office:value="1.4142135623731">
            <text:p>1,4142135624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( ([.E36])^2 + ([.F36]) ^2)" office:value-type="float" office:value="2">
            <text:p>2</text:p>
          </table:table-cell>
          <table:table-cell table:formula="of:=SQRT( ([.F36])^2 + ([.E36]) ^2)" office:value-type="float" office:value="1.4142135623731">
            <text:p>1,4142135624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( ([.E37])^2 + ([.F37]) ^2)" office:value-type="float" office:value="2">
            <text:p>2</text:p>
          </table:table-cell>
          <table:table-cell table:formula="of:=SQRT( ([.F37])^2 + ([.E37]) ^2)" office:value-type="float" office:value="1.4142135623731">
            <text:p>1,4142135624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( ([.E38])^2 + ([.F38]) ^2)" office:value-type="float" office:value="2">
            <text:p>2</text:p>
          </table:table-cell>
          <table:table-cell table:formula="of:=SQRT( ([.F38])^2 + ([.E38]) ^2)" office:value-type="float" office:value="1.4142135623731">
            <text:p>1,4142135624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( ([.E39])^2 + ([.F39]) ^2)" office:value-type="float" office:value="2">
            <text:p>2</text:p>
          </table:table-cell>
          <table:table-cell table:formula="of:=SQRT( ([.F39])^2 + ([.E39]) ^2)" office:value-type="float" office:value="1.4142135623731">
            <text:p>1,4142135624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12/11/2012</text:date>, <text:time>18:3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1T15:44:59.63</meta:creation-date>
    <meta:generator>OpenOffice.org/3.4.1$Win32 OpenOffice.org_project/341m1$Build-9593</meta:generator>
    <dc:date>2012-11-12T13:40:29.21</dc:date>
    <meta:editing-duration>PT21H55M28S</meta:editing-duration>
    <meta:editing-cycles>2</meta:editing-cycles>
    <meta:document-statistic meta:table-count="3" meta:cell-count="112" meta:object-count="0"/>
  </office:meta>
</office:document-meta>
</file>